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798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5.352cm"/>
    </style:style>
    <style:style style:name="co5" style:family="table-column">
      <style:table-column-properties fo:break-before="auto" style:column-width="4.697cm"/>
    </style:style>
    <style:style style:name="co6" style:family="table-column">
      <style:table-column-properties fo:break-before="auto" style:column-width="8.703cm"/>
    </style:style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ff3333"/>
    </style:style>
    <style:style style:name="ce6" style:family="table-cell" style:parent-style-name="Default">
      <style:table-cell-properties fo:border="0.002cm solid #000000" style:vertical-align="middle"/>
      <style:text-properties fo:color="#ff3333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="0.002cm solid #000000" style:vertical-align="middle"/>
    </style:style>
    <style:style style:name="ce9" style:family="table-cell" style:parent-style-name="Default">
      <style:table-cell-properties fo:border="0.002cm solid #000000" style:vertical-align="middle"/>
      <style:text-properties style:use-window-font-color="true"/>
    </style:style>
    <style:style style:name="ce12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Arial1"/>
    </style:style>
    <style:style style:name="ce13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Arial1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1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Arial1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>
            <text:p>Pedal type compariso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Peda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R(tip)-GND</text:p>
          </table:table-cell>
          <table:table-cell table:style-name="ce2" office:value-type="string">
            <text:p>R(ring)-GND</text:p>
          </table:table-cell>
          <table:table-cell table:style-name="ce2" office:value-type="string">
            <text:p>Wiper Breakout</text:p>
          </table:table-cell>
          <table:table-cell table:style-name="ce2" office:value-type="string">
            <text:p>Unloaded Potentiometric</text:p>
            <text:p>Range (0...1000)</text:p>
          </table:table-cell>
          <table:table-cell table:style-name="ce2" office:value-type="string">
            <text:p>Comment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oland EV-5</text:p>
          </table:table-cell>
          <table:table-cell table:style-name="ce3" office:value-type="string">
            <text:p>Pot w/ RangeAdj</text:p>
          </table:table-cell>
          <table:table-cell table:style-name="ce5" office:value-type="string">
            <text:p>0...10k (range @ 0)</text:p>
            <text:p>52k...62k (range @ 10)</text:p>
          </table:table-cell>
          <table:table-cell table:style-name="ce3" office:value-type="string">
            <text:p>10k (range @ 0)</text:p>
            <text:p>62k (range @ 10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0...999 (range @ 0)</text:p>
            <text:p>849...999 (range @ 10)</text:p>
          </table:table-cell>
          <table:table-cell table:style-name="ce3" office:value-type="string">
            <text:p>standard circuit : range pot is GND resistance</text:p>
            <text:p>of threadle pot (range actually is min-offset)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oland DP-10</text:p>
          </table:table-cell>
          <table:table-cell table:style-name="ce3" office:value-type="string">
            <text:p>Pot / Mom.Switch</text:p>
          </table:table-cell>
          <table:table-cell table:style-name="ce5" office:value-type="string">
            <text:p>130R...9.23k (pot)</text:p>
            <text:p>0 / inf (switch)</text:p>
          </table:table-cell>
          <table:table-cell table:style-name="ce3" office:value-type="string">
            <text:p>9.03k...9.06k (pot)</text:p>
            <text:p>0 (switch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5...999</text:p>
          </table:table-cell>
          <table:table-cell table:style-name="ce7" office:value-type="string">
            <text:p>low pos (130R) unstabl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org DS-1H</text:p>
          </table:table-cell>
          <table:table-cell table:style-name="ce3" office:value-type="string">
            <text:p>Rheostat</text:p>
          </table:table-cell>
          <table:table-cell table:style-name="ce5" office:value-type="string">
            <text:p>25k...0.5k</text:p>
          </table:table-cell>
          <table:table-cell table:style-name="ce3" office:value-type="string">
            <text:p>open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3" office:value-type="string">
            <text:p>reverse action. 50k pot, actual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Yamaha FC7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56k...60k</text:p>
          </table:table-cell>
          <table:table-cell table:style-name="ce6" office:value-type="string">
            <text:p>0R...59.2k</text:p>
          </table:table-cell>
          <table:table-cell table:style-name="ce3" office:value-type="float" office:value="0">
            <text:p>0</text:p>
          </table:table-cell>
          <table:table-cell table:style-name="ce8" office:value-type="string">
            <text:p>000...999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Yamaha FC3A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9.42k</text:p>
          </table:table-cell>
          <table:table-cell table:style-name="ce6" office:value-type="string">
            <text:p>11.2k...2.6k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998...075</text:p>
          </table:table-cell>
          <table:table-cell table:style-name="ce3" office:value-type="string">
            <text:p>reverse act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oepfer FP5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11.82k</text:p>
          </table:table-cell>
          <table:table-cell table:style-name="ce6" office:value-type="string">
            <text:p>0R...9.52k</text:p>
          </table:table-cell>
          <table:table-cell table:style-name="ce3" office:value-type="float" office:value="0">
            <text:p>0</text:p>
          </table:table-cell>
          <table:table-cell table:style-name="ce9" office:value-type="string">
            <text:p>000...79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>
            <text:p>Boss FV500L</text:p>
          </table:table-cell>
          <table:table-cell table:style-name="ce3" office:value-type="string">
            <text:p>Pot w/ RangeAdj</text:p>
          </table:table-cell>
          <table:table-cell table:style-name="ce5" office:value-type="string">
            <text:p>0R...10.36k (range @ min)</text:p>
            <text:p>43.8k...54.2k (range @ max)</text:p>
          </table:table-cell>
          <table:table-cell table:style-name="ce3" office:value-type="string">
            <text:p>10.4k (range @ min)</text:p>
            <text:p>54.2k (range @ max)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0...1000 (range @ min)</text:p>
            <text:p>808...1000 (range @ 10)</text:p>
          </table:table-cell>
          <table:table-cell table:style-name="ce3" office:value-type="string">
            <text:p>standard circuit : range pot is GND resistance</text:p>
            <text:p>of threadle pot (range actually is min-offset)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ractal EV-2</text:p>
          </table:table-cell>
          <table:table-cell table:style-name="ce3" office:value-type="string">
            <text:p>Pot</text:p>
          </table:table-cell>
          <table:table-cell table:style-name="ce6" office:value-type="string">
            <text:p>0R...96.7k</text:p>
          </table:table-cell>
          <table:table-cell table:style-name="ce3" office:value-type="string">
            <text:p>96.7k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0...1000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3" office:value-type="string">
            <text:p>Moog EP-3</text:p>
          </table:table-cell>
          <table:table-cell table:style-name="ce3" office:value-type="string">
            <text:p>Pot w/ RangeAdj</text:p>
            <text:p>(T/R swappable,</text:p>
            <text:p>pos "standard" shown)</text:p>
          </table:table-cell>
          <table:table-cell table:style-name="ce5" office:value-type="string">
            <text:p>0R (range @ min)</text:p>
            <text:p>22.6k...34.8k (range @ center)</text:p>
            <text:p>0R...46.4k (range @ max)</text:p>
          </table:table-cell>
          <table:table-cell table:style-name="ce5" office:value-type="string">
            <text:p>96.7k...46.4 (range @ any)</text:p>
          </table:table-cell>
          <table:table-cell table:style-name="ce3" office:value-type="float" office:value="0">
            <text:p>0</text:p>
          </table:table-cell>
          <table:table-cell table:style-name="ce10" office:value-type="string">
            <text:p>000 (range @ min)</text:p>
            <text:p>000...500 (range @ center)</text:p>
            <text:p>000...996 (range @ max)</text:p>
          </table:table-cell>
          <table:table-cell table:style-name="ce3" office:value-type="string">
            <text:p>special circuit: 100k threadle pot</text:p>
            <text:p>cascaded to 100k range pot.</text:p>
            <text:p>True range pot, set max valu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illenium Lead Foot LFX-1</text:p>
          </table:table-cell>
          <table:table-cell table:style-name="ce3" office:value-type="string">
            <text:p>Pot</text:p>
          </table:table-cell>
          <table:table-cell table:style-name="ce6" office:value-type="string">
            <text:p>0R...19.82k</text:p>
          </table:table-cell>
          <table:table-cell table:style-name="ce3" office:value-type="string">
            <text:p>19.75k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00...99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3" office:value-type="string">
            <text:p>Boss FS-5U</text:p>
          </table:table-cell>
          <table:table-cell table:style-name="ce3" office:value-type="string">
            <text:p>Mom.Switch</text:p>
            <text:p>W/ Pol. Setting</text:p>
          </table:table-cell>
          <table:table-cell table:style-name="ce3" office:value-type="string">
            <text:p>0R / inf (setting 1)</text:p>
            <text:p>Inf / 0R (setting 2)</text:p>
          </table:table-cell>
          <table:table-cell table:style-name="ce3" office:value-type="string">
            <text:p>short</text:p>
          </table:table-cell>
          <table:table-cell table:style-name="ce3" table:number-columns-repeated="3"/>
          <table:table-cell table:number-columns-repeated="1017"/>
        </table:table-row>
        <table:table-row table:style-name="ro4">
          <table:table-cell table:style-name="ce3" office:value-type="string">
            <text:p>Boss FS-6</text:p>
          </table:table-cell>
          <table:table-cell table:style-name="ce3" office:value-type="string">
            <text:p>Dual FS (active)</text:p>
          </table:table-cell>
          <table:table-cell table:style-name="ce3" office:value-type="string">
            <text:p>2R / inf (B switch)</text:p>
          </table:table-cell>
          <table:table-cell table:style-name="ce3" office:value-type="string">
            <text:p>2R / inf (A switch)</text:p>
          </table:table-cell>
          <table:table-cell table:style-name="ce3" table:number-columns-repeated="2"/>
          <table:table-cell table:style-name="ce3" office:value-type="string">
            <text:p>"A&amp;B" Jack is safe during plugin.</text:p>
            <text:p>"A" and "B" Jacks are potentially unsafe with C15:</text:p>
            <text:p>apply -9V on T during plugin with a TS,</text:p>
            <text:p>apply -9V constantly on T of TRS.</text:p>
            <text:p>It does work, but the current flows through 100R </text:p>
            <text:p>and a clamping diode (1.3V drop).</text:p>
            <text:p>Pedal has only 9V-1.3V=7.7V to work with.</text:p>
          </table:table-cell>
          <table:table-cell table:number-columns-repeated="1017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12"/>
        <table:table-column table:style-name="co8" table:default-cell-style-name="ce15"/>
        <table:table-column table:style-name="co1" table:number-columns-repeated="1022" table:default-cell-style-name="ce12"/>
        <table:table-row table:style-name="ro1">
          <table:table-cell office:value-type="string">
            <text:p>FIR</text:p>
          </table:table-cell>
          <table:table-cell office:value-type="float" office:value="32768">
            <text:p>32768</text:p>
          </table:table-cell>
          <table:table-cell table:formula="of:=SQRT(0.5)" office:value-type="float" office:value="0.707106781186548">
            <text:p>0.70711</text:p>
          </table:table-cell>
          <table:table-cell table:number-columns-repeated="1021"/>
        </table:table-row>
        <table:table-row table:style-name="ro1">
          <table:table-cell table:style-name="ce13" office:value-type="float" office:value="0.20657">
            <text:p>0.20657</text:p>
          </table:table-cell>
          <table:table-cell table:formula="of:=[.$B$1]*[.A2]" office:value-type="float" office:value="6768.88576">
            <text:p>6769</text:p>
          </table:table-cell>
          <table:table-cell table:style-name="ce15" table:formula="of:=[.B2]*[.$C$1]" office:value-type="float" office:value="4786.32502197306">
            <text:p>4786</text:p>
          </table:table-cell>
          <table:table-cell table:number-columns-repeated="1021"/>
        </table:table-row>
        <table:table-row table:style-name="ro1">
          <table:table-cell table:style-name="ce14" office:value-type="float" office:value="0.41314">
            <text:p>0.41314</text:p>
          </table:table-cell>
          <table:table-cell table:formula="of:=[.$B$1]*[.A3]" office:value-type="float" office:value="13537.77152">
            <text:p>13538</text:p>
          </table:table-cell>
          <table:table-cell table:style-name="ce15" table:formula="of:=[.B3]*[.$C$1]" office:value-type="float" office:value="9572.65004394612">
            <text:p>9573</text:p>
          </table:table-cell>
          <table:table-cell table:number-columns-repeated="1021"/>
        </table:table-row>
        <table:table-row table:style-name="ro1">
          <table:table-cell table:style-name="ce14" office:value-type="float" office:value="0.36953">
            <text:p>0.36953</text:p>
          </table:table-cell>
          <table:table-cell table:formula="of:=[.$B$1]*[.A4]" office:value-type="float" office:value="12108.75904">
            <text:p>12109</text:p>
          </table:table-cell>
          <table:table-cell table:style-name="ce15" table:formula="of:=[.B4]*[.$C$1]" office:value-type="float" office:value="8562.18562893791">
            <text:p>8562</text:p>
          </table:table-cell>
          <table:table-cell table:number-columns-repeated="1021"/>
        </table:table-row>
        <table:table-row table:style-name="ro1">
          <table:table-cell table:style-name="ce14" office:value-type="float" office:value="0.19582">
            <text:p>0.19582</text:p>
          </table:table-cell>
          <table:table-cell table:formula="of:=[.$B$1]*[.A5]" office:value-type="float" office:value="6416.62976">
            <text:p>6417</text:p>
          </table:table-cell>
          <table:table-cell table:style-name="ce15" table:formula="of:=[.B5]*[.$C$1]" office:value-type="float" office:value="4537.24241565941">
            <text:p>4537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14.01.2020</text:date>, <text:time>19:5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28M23S</meta:editing-duration>
    <meta:editing-cycles>35</meta:editing-cycles>
    <meta:generator>OpenOffice/4.1.5$Win32 OpenOffice.org_project/415m1$Build-9789</meta:generator>
    <dc:date>2020-01-14T19:54:20.58</dc:date>
    <meta:document-statistic meta:table-count="3" meta:cell-count="97" meta:object-count="0"/>
    <meta:user-defined meta:name="Info 1"/>
    <meta:user-defined meta:name="Info 2"/>
    <meta:user-defined meta:name="Info 3"/>
    <meta:user-defined meta:name="Info 4"/>
  </office:meta>
</office:document-meta>
</file>